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table:style-name="Default"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table:style-name="Default"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.00.0000</text:date>, <text:time style:data-style-name="N2" text:time-value="15:10:56.73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5T15:12:52.330000000</dc:date>
    <meta:editing-duration>P7DT10H42M55S</meta:editing-duration>
    <meta:editing-cycles>3256</meta:editing-cycles>
    <meta:document-statistic meta:table-count="6" meta:cell-count="9011" meta:object-count="0"/>
    <meta:user-defined meta:name="qrichtext">1</meta:user-defined>
  </office:meta>
</office:document-meta>
</file>